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B000003914273A330DA6F06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20.974cm" svg:x="1.012cm" svg:y="4.365cm">
          <draw:image xlink:href="Pictures/100000010000033B000003914273A330DA6F06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8:32.725130214</meta:creation-date>
    <dc:date>2023-03-21T13:20:45.766237737</dc:date>
    <meta:editing-duration>PT2M13S</meta:editing-duration>
    <meta:editing-cycles>1</meta:editing-cycles>
    <meta:document-statistic meta:object-count="1"/>
    <meta:generator>LibreOffice/7.3.7.2$Linux_X86_64 LibreOffice_project/30$Build-2</meta:generator>
  </office:meta>
</office:document-meta>
</file>